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4e6" officeooo:paragraph-rsid="000184e6"/>
    </style:style>
    <style:style style:name="P2" style:family="paragraph" style:parent-style-name="Header">
      <style:paragraph-properties fo:text-align="end" style:justify-single-word="false"/>
      <style:text-properties officeooo:rsid="000184e6" officeooo:paragraph-rsid="000184e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1bf80"/>
    </style:style>
    <style:style style:name="T3" style:family="text">
      <style:text-properties officeooo:rsid="0002ff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g. 1158-1061 / 2-8 even, 22, 34</text:p>
      <text:p text:style-name="Text_20_body">Pg. 1253-1255 / 2, 4, 10, 12, 14</text:p>
      <text:p text:style-name="P1">2.) The last one to be added</text:p>
      <text:p text:style-name="P1">4.) push – adds an object to the stack, pop – pulls the last item off the stack</text:p>
      <text:p text:style-name="P1">6.) It is used to <text:span text:style-name="T1">adapt</text:span> other containers into stacks.</text:p>
      <text:p text:style-name="P1">8.) First in First out – the first item added to it is the first item to be taken off (queues are fifo)</text:p>
      <text:p text:style-name="P1"/>
      <text:p text:style-name="P1">22.) 1, 12, <text:span text:style-name="T2">9, 0 <text:s/>(top → bottom)</text:span></text:p>
      <text:p text:style-name="P1"/>
      <text:p text:style-name="P1">24.) 5, 7, 9, 12 <text:span text:style-name="T2">(front → back)</text:span></text:p>
      <text:p text:style-name="P1"/>
      <text:p text:style-name="P1">2.) <text:span text:style-name="T2">One</text:span></text:p>
      <text:p text:style-name="P1"/>
      <text:p text:style-name="P1">4.) <text:span text:style-name="T2">An entire branch of a tree. A tree can be divided into subtrees.</text:span></text:p>
      <text:p text:style-name="P1"/>
      <text:p text:style-name="P1">10.) <text:span text:style-name="T3">subtree</text:span></text:p>
      <text:p text:style-name="P1"/>
      <text:p text:style-name="P1">12.) <text:tab/><text:span text:style-name="T3">create a new TreeNode (dynamically allocated)</text:span></text:p>
      <text:p text:style-name="P1"><text:tab/><text:span text:style-name="T3">set the value as necessary</text:span></text:p>
      <text:p text:style-name="P1"><text:tab/><text:span text:style-name="T3">point the new node to the ones after it (using the pointers of the previous)</text:span></text:p>
      <text:p text:style-name="P1"><text:tab/><text:span text:style-name="T3">point the previous node to the new node</text:span></text:p>
      <text:p text:style-name="P1"><text:tab/></text:p>
      <text:p text:style-name="P1">14.) <text:tab/><text:span text:style-name="T3">process the current node’s data</text:span></text:p>
      <text:p text:style-name="P1"><text:tab/><text:span text:style-name="T3">process the left node’s data</text:span></text:p>
      <text:p text:style-name="P1"><text:tab/><text:span text:style-name="T3">process the right node’s data</text:span></text:p>
      <text:p text:style-name="P1"><text:tab/><text:span text:style-name="T3">this is best done recursive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184e6" officeooo:paragraph-rsid="000184e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dam Stammer</text:p>
        <text:p text:style-name="MP1">CS250H</text:p>
        <text:p text:style-name="MP1">Chapter 18 &amp; 20 Bookwor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4-24T15:47:30.461000000</dc:date>
    <meta:editing-duration>PT12M1S</meta:editing-duration>
    <meta:editing-cycles>2</meta:editing-cycles>
    <meta:document-statistic meta:table-count="0" meta:image-count="0" meta:object-count="0" meta:page-count="1" meta:paragraph-count="23" meta:word-count="168" meta:character-count="841" meta:non-whitespace-character-count="682"/>
  </office:meta>
</office:document-meta>
</file>